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Z UDPゴシック" svg:font-family="'BIZ UDPゴシック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adornments="標準" style:font-family-generic="swiss" style:font-pitch="variable"/>
    <style:font-face style:name="Tahoma" svg:font-family="Tahoma" style:font-adornments="標準" style:font-family-generic="swiss" style:font-pitch="variable"/>
    <style:font-face style:name="Arial" svg:font-family="Arial" style:font-family-generic="system" style:font-pitch="variable"/>
    <style:font-face style:name="Tahoma1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ee6ef" draw:textarea-horizontal-align="justify" draw:textarea-vertical-align="top" draw:auto-grow-height="false" fo:min-height="6.85cm" fo:min-width="4.4cm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6.834cm" fo:min-width="3.784cm"/>
    </style:style>
    <style:style style:name="gr3" style:family="graphic" style:parent-style-name="standard">
      <style:graphic-properties draw:fill-color="#dedce6" draw:textarea-horizontal-align="justify" draw:textarea-vertical-align="bottom" draw:auto-grow-height="false" fo:min-height="2.666cm" fo:min-width="3.21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2.3cm"/>
    </style:style>
    <style:style style:name="gr5" style:family="graphic" style:parent-style-name="standard">
      <style:graphic-properties draw:fill-color="#dedce6" draw:textarea-horizontal-align="justify" draw:textarea-vertical-align="middle" draw:auto-grow-height="false" fo:min-height="6.862cm" fo:min-width="3.812cm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6.862cm" fo:min-width="3.81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15cm" fo:min-width="2.3cm"/>
    </style:style>
    <style:style style:name="gr8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fo:min-height="0.493cm"/>
    </style:style>
    <style:style style:name="gr11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dedce6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dee6ef"/>
      <style:paragraph-properties fo:text-align="center"/>
      <style:text-properties fo:font-weight="bold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5cm" svg:height="7.2cm" svg:x="15cm" svg:y="3.2cm">
          <text:p text:style-name="P1">レンタルサーバ</text:p>
          <draw:enhanced-geometry svg:viewBox="0 0 21600 21600" draw:path-stretchpoint-x="10800" draw:path-stretchpoint-y="10800" draw:text-areas="?f3 ?f4 ?f5 ?f6" draw:mirror-horizontal="false" draw:mirror-vertical="false" draw:type="round-rectangle" draw:modifiers="740.465647764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cm" svg:height="7.2cm" svg:x="22.4cm" svg:y="3.2cm">
          <text:p text:style-name="P1">西武バス</text:p>
          <text:p text:style-name="P1">Webサイト</text:p>
          <draw:enhanced-geometry svg:viewBox="0 0 21600 21600" draw:path-stretchpoint-x="10800" draw:path-stretchpoint-y="10800" draw:text-areas="?f3 ?f4 ?f5 ?f6" draw:type="round-rectangle" draw:modifiers="982.051892406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8cm" svg:height="3cm" svg:x="15.6cm" svg:y="7cm">
          <text:p text:style-name="P1">Django</text:p>
          <draw:enhanced-geometry svg:viewBox="0 0 21600 21600" draw:path-stretchpoint-x="10800" draw:path-stretchpoint-y="10800" draw:text-areas="?f3 ?f4 ?f5 ?f6" draw:type="round-rectangle" draw:modifiers="1040.91181763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8cm" svg:height="1.8cm" svg:x="16.1cm" svg:y="7.4cm">
          <text:p text:style-name="P1">Web API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cm" svg:height="7.2cm" svg:x="7.8cm" svg:y="3.2cm">
          <text:p text:style-name="P1">DialogFlow</text:p>
          <draw:enhanced-geometry svg:viewBox="0 0 21600 21600" draw:path-stretchpoint-x="10800" draw:path-stretchpoint-y="10800" draw:text-areas="?f3 ?f4 ?f5 ?f6" draw:mirror-horizontal="false" draw:mirror-vertical="false" draw:type="round-rectangle" draw:modifiers="740.465647764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4cm" svg:height="7.2cm" svg:x="1.2cm" svg:y="3.2cm">
          <text:p text:style-name="P1">Google</text:p>
          <text:p text:style-name="P1">アシスタント</text:p>
          <draw:enhanced-geometry svg:viewBox="0 0 21600 21600" draw:path-stretchpoint-x="10800" draw:path-stretchpoint-y="10800" draw:text-areas="?f3 ?f4 ?f5 ?f6" draw:mirror-horizontal="false" draw:mirror-vertical="false" draw:type="round-rectangle" draw:modifiers="740.465647764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8cm" svg:height="1.4cm" svg:x="16.2cm" svg:y="4.4cm">
          <text:p text:style-name="P1">CGI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6cm" svg:y1="5.4cm" svg:x2="7.8cm" svg:y2="5.4cm">
          <text:p/>
        </draw:line>
        <draw:line draw:style-name="gr8" draw:text-style-name="P6" draw:layer="layout" svg:x1="12.2cm" svg:y1="4.8cm" svg:x2="16.2cm" svg:y2="4.8cm">
          <text:p/>
        </draw:line>
        <draw:line draw:style-name="gr8" draw:text-style-name="P6" draw:layer="layout" svg:x1="17cm" svg:y1="5.8cm" svg:x2="17cm" svg:y2="7.4cm">
          <text:p/>
        </draw:line>
        <draw:line draw:style-name="gr8" draw:text-style-name="P6" draw:layer="layout" svg:x1="18.9cm" svg:y1="7.9cm" svg:x2="22.4cm" svg:y2="7.9cm">
          <text:p/>
        </draw:line>
        <draw:line draw:style-name="gr8" draw:text-style-name="P6" draw:layer="layout" svg:x1="22.4cm" svg:y1="8.7cm" svg:x2="18.9cm" svg:y2="8.7cm">
          <text:p/>
        </draw:line>
        <draw:line draw:style-name="gr8" draw:text-style-name="P6" draw:layer="layout" svg:x1="18cm" svg:y1="7.4cm" svg:x2="18cm" svg:y2="5.8cm">
          <text:p/>
        </draw:line>
        <draw:line draw:style-name="gr8" draw:text-style-name="P6" draw:layer="layout" svg:x1="16.2cm" svg:y1="5.4cm" svg:x2="12.2cm" svg:y2="5.4cm">
          <text:p/>
        </draw:line>
        <draw:line draw:style-name="gr8" draw:text-style-name="P6" draw:layer="layout" svg:x1="7.8cm" svg:y1="8cm" svg:x2="5.6cm" svg:y2="8cm">
          <text:p/>
        </draw:line>
        <draw:frame draw:style-name="gr9" draw:text-style-name="P7" draw:layer="layout" svg:width="2.428cm" svg:height="1.233cm" svg:x="19.8cm" svg:y="6.6cm">
          <draw:text-box>
            <text:p>バス情報</text:p>
            <text:p>取得</text:p>
          </draw:text-box>
        </draw:frame>
        <draw:frame draw:style-name="gr9" draw:text-style-name="P7" draw:layer="layout" svg:width="2.394cm" svg:height="1.233cm" svg:x="12.406cm" svg:y="3.567cm">
          <draw:text-box>
            <text:p>Web API</text:p>
            <text:p>呼び出し</text:p>
          </draw:text-box>
        </draw:frame>
        <draw:frame draw:style-name="gr9" draw:text-style-name="P7" draw:layer="layout" svg:width="3.343cm" svg:height="1.233cm" svg:x="12.257cm" svg:y="5.458cm">
          <draw:text-box>
            <text:p>スピーチ内容</text:p>
            <text:p>(JSON)</text:p>
          </draw:text-box>
        </draw:frame>
        <draw:frame draw:style-name="gr9" draw:text-style-name="P7" draw:layer="layout" svg:width="5.587cm" svg:height="1.297cm" svg:x="3.813cm" svg:y="4cm">
          <draw:text-box>
            <text:p>「OK, Google　　　　　　　　</text:p>
            <text:p>西武バスにつないで」</text:p>
          </draw:text-box>
        </draw:frame>
        <draw:frame draw:style-name="gr10" draw:text-style-name="P6" draw:layer="layout" svg:width="3.343cm" svg:height="0.743cm" svg:x="5.057cm" svg:y="8.257cm">
          <draw:text-box>
            <text:p>スピーチ内容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Z UDPゴシック" svg:font-family="'BIZ UDPゴシック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adornments="標準" style:font-family-generic="swiss" style:font-pitch="variable"/>
    <style:font-face style:name="Tahoma" svg:font-family="Tahoma" style:font-adornments="標準" style:font-family-generic="swiss" style:font-pitch="variable"/>
    <style:font-face style:name="Arial" svg:font-family="Arial" style:font-family-generic="system" style:font-pitch="variable"/>
    <style:font-face style:name="Tahoma1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2a6099" draw:marker-start-width="0.2cm" draw:marker-start-center="false" draw:marker-end-width="0.2cm" draw:marker-end-center="false" draw:fill="solid" draw:fill-color="#dedce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alibri" fo:font-family="Calibri" style:font-style-name="標準" style:font-family-generic="swiss" style:font-pitch="variable" fo:font-size="14pt" fo:text-shadow="none" style:text-underline-style="none" style:letter-kerning="true" style:font-name-asian="BIZ UDPゴシック" style:font-family-asian="'BIZ UDPゴシック'" style:font-style-name-asian="標準" style:font-family-generic-asian="modern" style:font-pitch-asian="variable" style:font-size-asian="14pt" style:font-name-complex="Tahoma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1T16:18:07.120000000</meta:creation-date>
    <dc:date>2019-02-01T17:03:34.898000000</dc:date>
    <meta:editing-duration>PT3M19S</meta:editing-duration>
    <meta:editing-cycles>1</meta:editing-cycles>
    <meta:document-statistic meta:object-count="43"/>
    <meta:generator>LibreOffice/6.1.3.2$Windows_X86_64 LibreOffice_project/86daf60bf00efa86ad547e59e09d6bb77c699acb</meta:generator>
  </office:meta>
</office:document-meta>
</file>